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4958in" fo:margin-left="0in" fo:margin-top="0in" fo:margin-bottom="0in" table:align="left"/>
    </style:style>
    <style:style style:name="Table1.A" style:family="table-column">
      <style:table-column-properties style:column-width="6.4958in"/>
    </style:style>
    <style:style style:name="Table1.1" style:family="table-row">
      <style:table-row-properties style:min-row-height="0.2222in" fo:keep-together="auto"/>
    </style:style>
    <style:style style:name="Table1.A1" style:family="table-cell">
      <style:table-cell-properties style:vertical-align="" fo:padding="0in" fo:border="none"/>
    </style:style>
    <style:style style:name="P1" style:family="paragraph" style:parent-style-name="Standard">
      <style:text-properties fo:font-size="14pt" fo:font-style="italic" fo:font-weight="bold" style:font-size-asian="14pt" style:font-style-asian="italic" style:font-weight-asian="bold"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0pt" style:font-size-asian="10pt" style:font-size-complex="10pt"/>
    </style:style>
    <style:style style:name="P4" style:family="paragraph" style:parent-style-name="Standard">
      <style:paragraph-properties fo:text-align="end" style:justify-single-word="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2">
      <style:paragraph-properties fo:margin-left="0.5in" fo:margin-right="0in" fo:text-indent="-0.25in" style:auto-text-indent="false"/>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top="0in" fo:margin-bottom="0.111in" loext:contextual-spacing="false" fo:line-height="100%"/>
    </style:style>
    <style:style style:name="P11" style:family="paragraph" style:parent-style-name="Standard" style:list-style-name="WWNum2">
      <style:paragraph-properties fo:margin-left="1in" fo:margin-right="0in" fo:margin-top="0in" fo:margin-bottom="0.0693in" loext:contextual-spacing="false" fo:line-height="100%" fo:text-align="justify" style:justify-single-word="false" fo:text-indent="-0.25in" style:auto-text-indent="false"/>
    </style:style>
    <style:style style:name="P12" style:family="paragraph" style:parent-style-name="Standard" style:list-style-name="WWNum2">
      <style:paragraph-properties fo:margin-left="1in" fo:margin-right="0in" fo:text-indent="-0.25in" style:auto-text-indent="false"/>
    </style:style>
    <style:style style:name="P13" style:family="paragraph" style:parent-style-name="Standard" style:list-style-name="WWNum2">
      <style:paragraph-properties fo:margin-left="1in" fo:margin-right="0in" fo:text-indent="-0.25in" style:auto-text-indent="false"/>
      <style:text-properties style:text-underline-style="none"/>
    </style:style>
    <style:style style:name="P14"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444444" style:font-name="Roboto" style:font-name-asian="Roboto1" style:font-name-complex="Roboto1"/>
    </style:style>
    <style:style style:name="P16" style:family="paragraph" style:parent-style-name="Standard" style:list-style-name="WWNum3">
      <loext:graphic-properties draw:fill="solid" draw:fill-color="#ffffff"/>
      <style:paragraph-properties fo:margin-left="0.5in" fo:margin-right="0.028in" fo:margin-top="0in" fo:margin-bottom="0in" loext:contextual-spacing="false" fo:line-height="100%" fo:keep-together="auto" fo:text-indent="-0.25in" style:auto-text-indent="false" fo:background-color="#ffffff" fo:padding="0in" fo:border="none" fo:keep-with-next="auto"/>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Title" style:master-page-name="Standard">
      <style:paragraph-properties style:page-number="1"/>
    </style:style>
    <style:style style:name="T1" style:family="text">
      <style:text-properties fo:font-size="13pt" style:font-size-asian="13pt" style:font-size-complex="13pt"/>
    </style:style>
    <style:style style:name="T2" style:family="text">
      <style:text-properties fo:font-style="italic" style:font-style-asian="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color="#1155cc" style:text-underline-style="solid" style:text-underline-width="auto" style:text-underline-color="font-color"/>
    </style:style>
    <style:style style:name="T5" style:family="text">
      <style:text-properties fo:color="#1155cc" fo:font-size="12pt" style:text-underline-style="solid" style:text-underline-width="auto" style:text-underline-color="font-color" style:font-size-asian="12pt" style:font-size-complex="12pt"/>
    </style:style>
    <style:style style:name="T6" style:family="text">
      <style:text-properties fo:font-weight="bold" style:font-weight-asian="bold"/>
    </style:style>
    <style:style style:name="T7" style:family="text">
      <style:text-properties fo:font-size="14pt" fo:font-style="italic" fo:font-weight="bold" style:font-size-asian="14pt" style:font-style-asian="italic" style:font-weight-asian="bold" style:font-size-complex="14pt"/>
    </style:style>
    <style:style style:name="T8" style:family="text">
      <style:text-properties style:text-underline-style="none"/>
    </style:style>
    <style:style style:name="T9" style:family="text">
      <style:text-properties fo:font-size="12pt" style:font-size-asian="12pt" style:font-size-complex="12pt"/>
    </style:style>
    <style:style style:name="T10" style:family="text">
      <style:text-properties fo:color="#ff0000"/>
    </style:style>
    <style:style style:name="T11" style:family="text">
      <style:text-properties fo:font-size="10.5pt" style:text-underline-style="solid" style:text-underline-width="auto" style:text-underline-color="font-color" style:font-size-asian="10.5pt" style:font-size-complex="10.5pt"/>
    </style:style>
    <style:style style:name="T12" style:family="text">
      <style:text-properties fo:font-size="10.5pt" style:font-size-asian="10.5pt" style:font-size-complex="10.5pt"/>
    </style:style>
    <style:style style:name="T13" style:family="text">
      <style:text-properties fo:font-size="11.5pt" style:text-underline-style="solid" style:text-underline-width="auto" style:text-underline-color="font-color" style:font-size-asian="11.5pt" style:font-size-complex="11.5pt"/>
    </style:style>
    <style:style style:name="T14" style:family="text">
      <style:text-properties fo:font-size="11pt" style:font-size-asian="11pt" style:font-size-complex="11pt"/>
    </style:style>
    <style:style style:name="T15" style:family="text">
      <style:text-properties fo:font-size="16pt" style:font-size-asian="16pt" style:font-size-complex="16pt"/>
    </style:style>
    <style:style style:name="T16" style:family="text">
      <style:text-properties fo:font-size="10pt" style:font-size-asian="10pt" style:font-size-complex="10pt"/>
    </style:style>
    <style:style style:name="T17" style:family="text">
      <style:text-properties fo:font-size="8pt" style:font-size-asian="8pt" style:font-size-complex="8pt"/>
    </style:style>
    <style:style style:name="T18" style:family="text">
      <style:text-properties fo:color="#2d3b45" fo:font-size="12pt" fo:font-style="italic" style:font-size-asian="12pt" style:font-style-asian="italic" style:font-size-complex="12pt" fo:background-color="#ffffff"/>
    </style:style>
    <style:style style:name="T19" style:family="text">
      <style:text-properties fo:color="#2d3b45" fo:font-size="12pt" fo:font-style="italic" style:font-size-asian="12pt" style:font-style-asian="italic" style:font-size-complex="12pt"/>
    </style:style>
    <style:style style:name="T20" style:family="text">
      <style:text-properties fo:color="#2d3b45" fo:font-size="12pt" style:font-size-asian="12pt" style:font-size-complex="12pt" fo:background-color="#ffffff"/>
    </style:style>
    <style:style style:name="T21" style:family="text">
      <style:text-properties fo:color="#2d3b45" fo:font-size="12pt" style:font-size-asian="12pt" style:font-size-complex="12pt"/>
    </style:style>
    <style:style style:name="T22" style:family="text">
      <style:text-properties fo:color="#2d3b45" fo:font-size="12pt" style:text-underline-style="none" style:font-size-asian="12pt" style:font-size-complex="12pt" fo:background-color="#ffffff"/>
    </style:style>
    <style:style style:name="T23" style:family="text">
      <style:text-properties fo:color="#2d3b45" fo:font-size="9pt" fo:font-style="italic" style:font-size-asian="9pt" style:font-style-asian="italic" style:font-size-complex="9pt"/>
    </style:style>
    <style:style style:name="T24" style:family="text">
      <style:text-properties fo:color="#2d3b45" fo:background-color="#ffffff"/>
    </style:style>
    <style:style style:name="T25" style:family="text">
      <style:text-properties fo:color="#2d3b45" style:text-underline-style="none" fo:background-color="#ffffff"/>
    </style:style>
    <style:style style:name="T26" style:family="text">
      <style:text-properties fo:color="#111111"/>
    </style:style>
    <style:style style:name="T27" style:family="text">
      <style:text-properties fo:color="#545454" fo:background-color="#ffffff"/>
    </style:style>
    <style:style style:name="T28" style:family="text">
      <style:text-properties fo:color="#545454" style:text-underline-style="none" fo:background-color="#ffffff"/>
    </style:style>
    <style:style style:name="T29" style:family="text">
      <style:text-properties fo:color="#333333" style:font-name="Roboto" fo:font-weight="bold" style:font-name-asian="Roboto1" style:font-weight-asian="bold" style:font-name-complex="Roboto1"/>
    </style:style>
    <style:style style:name="T30" style:family="text">
      <style:text-properties fo:font-size="7pt" style:font-size-asian="7pt"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ajri4l5tklmf"/>U of T Textbook Compendium</text:p>
      <text:p text:style-name="Subtitle"><text:bookmark text:name="_qznlomi4bmdx"/><text:span text:style-name="T1">Piracy is “unethical” but squeezing money out of poor students is far more evil</text:span></text:p>
      <text:p text:style-name="Standard">Hey everyone! I made this google docs so all UofT students can save some $$$! Please make sure to share it with your friends and classmates so everyone can benefit. If you find any more books for ANY courses add them below! -Amar</text:p>
      <text:p text:style-name="Standard"/>
      <text:p text:style-name="Standard"><text:span text:style-name="T2">Want to contribute and add to this list? Scan stuff and upload to your host of choice (don’t encrypt it or put it behind a paywall or ad links) and then place the link here! You can also hunt for existing PDFs following this nifty guide: </text:span><text:a xlink:type="simple" xlink:href="https://www.reddit.com/r/UofT/comments/6ydk8v/unethical_lpt_pirate_your_textbooks/" text:style-name="ListLabel_20_28" text:visited-style-name="ListLabel_20_28"><text:span text:style-name="T4">https://www.reddit.com/r/UofT/comments/6ydk8v/unethical_lpt_pirate_your_textbooks/</text:span></text:a> </text:p>
      <text:p text:style-name="Standard">Another relevant link: <text:a xlink:type="simple" xlink:href="https://www.reddit.com/r/trackers/comments/hrgmv/tracker_with_pdfsebooks_of_college_textbooks/c1xrq44/" text:style-name="ListLabel_20_28" text:visited-style-name="ListLabel_20_28"><text:span text:style-name="T4">https://www.reddit.com/r/trackers/comments/hrgmv/tracker_with_pdfsebooks_of_college_textbooks/c1xrq44/</text:span></text:a></text:p>
      <text:p text:style-name="Standard"/>
      <text:p text:style-name="Standard"><text:a xlink:type="simple" xlink:href="http://gen.lib.rus.ec/" text:style-name="ListLabel_20_28" text:visited-style-name="ListLabel_20_28"><text:span text:style-name="T4">http://gen.lib.rus.ec/</text:span></text:a></text:p>
      <text:p text:style-name="Standard"/>
      <text:p text:style-name="Standard"><text:span text:style-name="T6">For links that lead to Library Genesis click on the picture of the textbook and you’ll be directed to a page with a “download” button.</text:span></text:p>
      <text:p text:style-name="P1"/>
      <text:p text:style-name="Standard"><text:span text:style-name="T7">Advice for downloading: Use a public computer so you don’t worry about your own device getting infected. Then upload that onto Google Drive and just view it from there. (don’t download the file you uploaded from Drive)</text:span></text:p>
      <text:p text:style-name="Standard"/>
      <text:list xml:id="list2137208039" text:style-name="WWNum1">
        <text:list-item>
          <text:p text:style-name="P5"><text:span text:style-name="T6">N.B.: PLEASE DO NOT CREATE A COMMENT TO TELL US TO REFORMAT THE TEXT. COMMENTS NATURALLY WILL COLOR THE TEXT. ALSO, DO NOT REDIRECT YOUR LINKS THROUGH FACEBOOK.</text:span></text:p>
        </text:list-item>
      </text:list>
      <text:p text:style-name="P18"><text:bookmark text:name="_p0bmjktgdxk3"/>ANA</text:p>
      <text:p text:style-name="Standard">ANA300</text:p>
      <text:p text:style-name="Standard">Human Anatomy - Frederic H. Martini, Michael J. Timmons, Robert B. Tallitsch</text:p>
      <text:p text:style-name="Standard"><text:a xlink:type="simple" xlink:href="http://gen.lib.rus.ec/book/index.php?md5=ECD9FC47C77808819E1996227D655159" text:style-name="ListLabel_20_28" text:visited-style-name="ListLabel_20_28"><text:span text:style-name="T4">http://gen.lib.rus.ec/book/index.php?md5=ECD9FC47C77808819E1996227D655159</text:span></text:a></text:p>
      <text:p text:style-name="Standard"/>
      <text:p text:style-name="Heading_20_2"><text:bookmark text:name="_q53fh9hw499p"/>BIO</text:p>
      <text:p text:style-name="Standard">BIO120</text:p>
      <text:p text:style-name="Standard">Why Evolution is True</text:p>
      <text:p text:style-name="Standard"><text:a xlink:type="simple" xlink:href="http://gen.lib.rus.ec/book/index.php?md5=ADC9D9AFFA0D9ED21958F957264A10F9" text:style-name="ListLabel_20_28" text:visited-style-name="ListLabel_20_28"><text:span text:style-name="T4">http://gen.lib.rus.ec/book/index.php?md5=ADC9D9AFFA0D9ED21958F957264A10F9</text:span></text:a></text:p>
      <text:p text:style-name="Standard"/>
      <text:p text:style-name="Standard">BIO130</text:p>
      <text:p text:style-name="Standard">Gerald Karp’s Cell and Molecular Biology, 8th edition, published by Wiley</text:p>
      <text:p text:style-name="Standard"><text:a xlink:type="simple" xlink:href="http://gen.lib.rus.ec/book/index.php?md5=88BAF6D959685688B9A7B469863CBDD0" text:style-name="ListLabel_20_28" text:visited-style-name="ListLabel_20_28"><text:span text:style-name="T4">http://gen.lib.rus.ec/book/index.php?md5=88BAF6D959685688B9A7B469863CBDD0</text:span></text:a></text:p>
      <text:p text:style-name="Standard"/>
      <text:p text:style-name="Standard">BIO230</text:p>
      <text:p text:style-name="P9">Alberts B, Johnson A, Lewis J, Raff M, Roberts K, and Walter P. Molecular Biology of the Cell 6th Ed. New York: Garland Science; 2014. p 1464</text:p>
      <text:p text:style-name="Standard"><text:a xlink:type="simple" xlink:href="http://gen.lib.rus.ec/book/index.php?md5=9EDC25D7E093C19A76BAACC6F339E045" text:style-name="ListLabel_20_28" text:visited-style-name="ListLabel_20_28"><text:span text:style-name="T4">http://gen.lib.rus.ec/book/index.php?md5=9EDC25D7E093C19A76BAACC6F339E045</text:span></text:a> (102MB)</text:p>
      <text:p text:style-name="Standard"><text:a xlink:type="simple" xlink:href="http://gen.lib.rus.ec/book/index.php?md5=C33B3DC8F79BA72066347B43A3CB0114" text:style-name="ListLabel_20_28" text:visited-style-name="ListLabel_20_28"><text:span text:style-name="T4">http://gen.lib.rus.ec/book/index.php?md5=C33B3DC8F79BA72066347B43A3CB0114</text:span></text:a> (70MB)</text:p>
      <text:p text:style-name="Standard"><text:a xlink:type="simple" xlink:href="http://gen.lib.rus.ec/book/index.php?md5=9EDC25D7E093C19A76BAACC6F339E045" text:style-name="ListLabel_20_28" text:visited-style-name="ListLabel_20_28"><text:span text:style-name="T4">http://gen.lib.rus.ec/book/index.php?md5=9EDC25D7E093C19A76BAACC6F339E045</text:span></text:a> (62MB)</text:p>
      <text:p text:style-name="Standard"><text:a xlink:type="simple" xlink:href="https://drive.google.com/open?id=0B6WAGpUAcvtudHhudjlwMzFPSlU" text:style-name="ListLabel_20_28" text:visited-style-name="ListLabel_20_28"><text:span text:style-name="T4">https://drive.google.com/open?id=0B6WAGpUAcvtudHhudjlwMzFPSlU</text:span></text:a> (LAB MANUAL 2017F)</text:p>
      <text:p text:style-name="Standard"/>
      <text:p text:style-name="Heading_20_2"><text:bookmark text:name="_6mo8zh13rxtx"/><text:soft-page-break/>BCH</text:p>
      <text:p text:style-name="Heading_20_3"><text:bookmark text:name="_9x5uxel2e01x"/>BCH210</text:p>
      <text:p text:style-name="Standard">Garrett R, Grisham C, Andreopoulos S, Willmore W, Gallouzi I. </text:p>
      <text:p text:style-name="Standard">Biochemistry First Edition</text:p>
      <text:p text:style-name="Standard"><text:a xlink:type="simple" xlink:href="https://drive.google.com/file/d/1B72xfWzYO3P4FSZGuE6G_mZj0m5WwYz4/view" text:style-name="ListLabel_20_29" text:visited-style-name="ListLabel_20_29"><text:span text:style-name="T5">https://drive.google.com/file/d/1B72xfWzYO3P4FSZGuE6G_mZj0m5WwYz4/view</text:span></text:a></text:p>
      <text:p text:style-name="P2"/>
      <text:p text:style-name="Heading_20_2"><text:bookmark text:name="_meshyqkoe1wy"/></text:p>
      <text:p text:style-name="Heading_20_2"><text:bookmark text:name="_it5v07bxnjjt"/>CHM</text:p>
      <text:p text:style-name="Standard">CHM135: Chemistry, 7th Edition</text:p>
      <text:p text:style-name="Standard"><text:a xlink:type="simple" xlink:href="http://gen.lib.rus.ec/book/index.php?md5=43DA535DF705FBEA30AF11E051024142" text:style-name="ListLabel_20_28" text:visited-style-name="ListLabel_20_28"><text:span text:style-name="T4">http://gen.lib.rus.ec/book/index.php?md5=43DA535DF705FBEA30AF11E051024142</text:span></text:a></text:p>
      <text:p text:style-name="Standard">SOLUTIONS: <text:a xlink:type="simple" xlink:href="https://drive.google.com/drive/folders/0BztMSecClrGENmZHRHBVV1VLQ0U" text:style-name="ListLabel_20_28" text:visited-style-name="ListLabel_20_28"><text:span text:style-name="T4">https://drive.google.com/drive/folders/0BztMSecClrGENmZHRHBVV1VLQ0U</text:span></text:a></text:p>
      <text:p text:style-name="Standard"/>
      <text:p text:style-name="Standard">CHM136</text:p>
      <text:p text:style-name="Standard"><text:a xlink:type="simple" xlink:href="http://gen.lib.rus.ec/book/index.php?md5=13937DF423F303CD6C50B549ECB2D213" text:style-name="ListLabel_20_28" text:visited-style-name="ListLabel_20_28"><text:span text:style-name="T4">http://gen.lib.rus.ec/book/index.php?md5=13937DF423F303CD6C50B549ECB2D213</text:span></text:a></text:p>
      <text:p text:style-name="Standard"><text:a xlink:type="simple" xlink:href="http://gen.lib.rus.ec/book/index.php?md5=13937DF423F303CD6C50B549ECB2D213" text:style-name="ListLabel_20_30" text:visited-style-name="ListLabel_20_30">S</text:a>o<text:a xlink:type="simple" xlink:href="http://gen.lib.rus.ec/book/index.php?md5=13937DF423F303CD6C50B549ECB2D213" text:style-name="ListLabel_20_30" text:visited-style-name="ListLabel_20_30">l</text:a>u<text:a xlink:type="simple" xlink:href="http://gen.lib.rus.ec/book/index.php?md5=13937DF423F303CD6C50B549ECB2D213" text:style-name="ListLabel_20_30" text:visited-style-name="ListLabel_20_30">t</text:a>i<text:a xlink:type="simple" xlink:href="http://gen.lib.rus.ec/book/index.php?md5=13937DF423F303CD6C50B549ECB2D213" text:style-name="ListLabel_20_30" text:visited-style-name="ListLabel_20_30">o</text:a>n<text:a xlink:type="simple" xlink:href="http://gen.lib.rus.ec/book/index.php?md5=13937DF423F303CD6C50B549ECB2D213" text:style-name="ListLabel_20_30" text:visited-style-name="ListLabel_20_30">s</text:a>:<text:a xlink:type="simple" xlink:href="http://gen.lib.rus.ec/book/index.php?md5=13937DF423F303CD6C50B549ECB2D213" text:style-name="ListLabel_20_30" text:visited-style-name="ListLabel_20_30"> </text:a><text:a xlink:type="simple" xlink:href="http://www.slader.com/textbook/9781305080485-organic-chemistry-ninth-edition/" text:style-name="ListLabel_20_30" text:visited-style-name="ListLabel_20_30">http://www.slader.com/textbook/9781305080485-organic-chemistry-ninth-edition/</text:a> <text:span text:style-name="T10">(THIS IS NOT A FREE SOURCE AND ONLY HAS A VERY LIMITED NUMBER OF SOLUTIONS AVAILABLE FOR “FREE”)</text:span></text:p>
      <text:p text:style-name="Standard">2017F lab manual: <text:a xlink:type="simple" xlink:href="https://drive.google.com/open?id=0B6WAGpUAcvtuZjNOOC1MNWRncEE" text:style-name="ListLabel_20_28" text:visited-style-name="ListLabel_20_28"><text:span text:style-name="T4">https://drive.google.com/open?id=0B6WAGpUAcvtuZjNOOC1MNWRncEE</text:span></text:a></text:p>
      <text:p text:style-name="Standard"><text:tab/><text:span text:style-name="T2">If there are complaints regarding the above document, please leave a comment here for me or get in touch with me and I will rescan it with a book scanner or feeder. - Kevin</text:span></text:p>
      <text:p text:style-name="Standard"/>
      <text:p text:style-name="Heading_20_2"><text:bookmark text:name="_k092mr4z9jms"/>CIN</text:p>
      <text:p text:style-name="Standard">Film Art: An Introduction, 11th Edition</text:p>
      <text:p text:style-name="Standard"><text:a xlink:type="simple" xlink:href="https://drive.google.com/file/d/0BzCoNYwk5cX0YWRUdHJwQnRJRjA/view?usp=sharing" text:style-name="ListLabel_20_28" text:visited-style-name="ListLabel_20_28"><text:span text:style-name="T4">https://drive.google.com/file/d/0BzCoNYwk5cX0YWRUdHJwQnRJRjA/view?usp=sharing</text:span></text:a></text:p>
      <text:p text:style-name="Standard"><text:soft-page-break/></text:p>
      <text:p text:style-name="Heading_20_2"><text:bookmark text:name="_rm66v6rleylo"/>CLA</text:p>
      <text:p text:style-name="Standard">CLA204</text:p>
      <text:p text:style-name="Standard">Anthology of Classical Myth 2nd Edition</text:p>
      <text:p text:style-name="Standard"><text:a xlink:type="simple" xlink:href="https://books.google.ca/books?id=jmr9DAAAQBAJ&amp;pg=PA375&amp;lpg=PA375&amp;dq=anthology+of+classical+myth+2nd+edition+pdf+free&amp;source=bl&amp;ots=8resoh1C9W&amp;sig=DdpeWZiFTpHACtb3qlQ_lugnvoY&amp;hl=en&amp;sa=X&amp;ved=0ahUKEwjZ6cuD7ofWAhUK1oMKHYYlAaM4ChDoAQhOMAg#v=onepage&amp;q&amp;f=false" text:style-name="ListLabel_20_28" text:visited-style-name="ListLabel_20_28"><text:span text:style-name="T4">https://books.google.ca/books?id=jmr9DAAAQBAJ&amp;pg=PA375&amp;lpg=PA375&amp;dq=anthology+of+classical+myth+2nd+edition+pdf+free&amp;source=bl&amp;ots=8resoh1C9W&amp;sig=DdpeWZiFTpHACtb3qlQ_lugnvoY&amp;hl=en&amp;sa=X&amp;ved=0ahUKEwjZ6cuD7ofWAhUK1oMKHYYlAaM4ChDoAQhOMAg#v=onepage&amp;q&amp;f=false</text:span></text:a></text:p>
      <text:p text:style-name="Standard">The Essential Homer <text:span text:style-name="T10">(NOTE: Pages are missing)</text:span></text:p>
      <text:p text:style-name="Standard"><text:a xlink:type="simple" xlink:href="https://books.google.ca/books?id=tGjuCgAAQBAJ&amp;pg=PR5&amp;source=gbs_selected_pages&amp;cad=3#v=onepage&amp;q&amp;f=false" text:style-name="ListLabel_20_28" text:visited-style-name="ListLabel_20_28"><text:span text:style-name="T4">https://books.google.ca/books?id=tGjuCgAAQBAJ&amp;pg=PR5&amp;source=gbs_selected_pages&amp;cad=3#v=onepage&amp;q&amp;f=false</text:span></text:a></text:p>
      <text:p text:style-name="Standard"/>
      <text:p text:style-name="Heading_20_2"><text:bookmark text:name="_dr4f8hmugnga"/>CSC</text:p>
      <text:p text:style-name="Standard">CSC108</text:p>
      <text:p text:style-name="Standard"><text:a xlink:type="simple" xlink:href="https://archive.org/details/PracticalProgramming" text:style-name="ListLabel_20_28" text:visited-style-name="ListLabel_20_28"><text:span text:style-name="T4">https://archive.org/details/PracticalProgramming</text:span></text:a></text:p>
      <text:p text:style-name="Standard"/>
      <text:p text:style-name="Standard">CSC165</text:p>
      <text:p text:style-name="Standard"><text:a xlink:type="simple" xlink:href="https://drive.google.com/drive/folders/0B829T75DJAb_LS1JRUprQVUwVFE" text:style-name="ListLabel_20_28" text:visited-style-name="ListLabel_20_28"><text:span text:style-name="T4">https://drive.google.com/drive/folders/0B829T75DJAb_LS1JRUprQVUwVFE</text:span></text:a></text:p>
      <text:p text:style-name="Standard"/>
      <text:p text:style-name="Standard">CSC209</text:p>
      <text:p text:style-name="Standard">K.N. King, W. W. Norton and Company, C Programming: A Modern Approach, 2008</text:p>
      <text:p text:style-name="Standard"><text:a xlink:type="simple" xlink:href="http://gen.lib.rus.ec/book/index.php?md5=8DA872E974D71A3DA307F439DC269560" text:style-name="ListLabel_20_28" text:visited-style-name="ListLabel_20_28"><text:span text:style-name="T4">http://gen.lib.rus.ec/book/index.php?md5=8DA872E974D71A3DA307F439DC269560</text:span></text:a></text:p>
      <text:p text:style-name="Standard">Michael Kerrisk, The Linux programming interface: a Linux and UNIX system programming handbook, 2010</text:p>
      <text:p text:style-name="Standard"><text:a xlink:type="simple" xlink:href="http://gen.lib.rus.ec/book/index.php?md5=812FA92405F19D7333CFBDCCD53D724B" text:style-name="ListLabel_20_28" text:visited-style-name="ListLabel_20_28"><text:span text:style-name="T4">http://gen.lib.rus.ec/book/index.php?md5=812FA92405F19D7333CFBDCCD53D724B</text:span></text:a></text:p>
      <text:p text:style-name="Standard"><text:a xlink:type="simple" xlink:href="http://man7.org/tlpi/errata/index.html" text:style-name="ListLabel_20_28" text:visited-style-name="ListLabel_20_28"><text:span text:style-name="T4">Errata here</text:span></text:a></text:p>
      <text:p text:style-name="Standard"><text:soft-page-break/></text:p>
      <text:p text:style-name="Standard">CSC258</text:p>
      <text:p text:style-name="Standard">Mano, Kime, <text:span text:style-name="T2">Logic and Computer Design Fundamentals</text:span>, 4th ed., Prentice Hall, 2008</text:p>
      <text:p text:style-name="Standard"><text:a xlink:type="simple" xlink:href="http://gen.lib.rus.ec/book/index.php?md5=7D7ECB984D8F25CCF2299A450E645423" text:style-name="ListLabel_20_28" text:visited-style-name="ListLabel_20_28"><text:span text:style-name="T4">http://gen.lib.rus.ec/book/index.php?md5=7D7ECB984D8F25CCF2299A450E645423</text:span></text:a></text:p>
      <text:p text:style-name="Standard">Hamacher, Vrasenic, Zaky, <text:span text:style-name="T2">Computer Organization</text:span>, 5th ed., McGraw Hill, 2009</text:p>
      <text:p text:style-name="Standard"><text:a xlink:type="simple" xlink:href="http://gen.lib.rus.ec/book/index.php?md5=9856837F4C8EC3141D474439CCA2C489" text:style-name="ListLabel_20_28" text:visited-style-name="ListLabel_20_28"><text:span text:style-name="T4">http://gen.lib.rus.ec/book/index.php?md5=9856837F4C8EC3141D474439CCA2C489</text:span></text:a></text:p>
      <text:p text:style-name="Standard">Null, Lubur, <text:span text:style-name="T2">The Essentials of Computer Organization and Architecture</text:span>, 4th ed. (newer)</text:p>
      <text:p text:style-name="Standard"><text:a xlink:type="simple" xlink:href="http://gen.lib.rus.ec/book/index.php?md5=593C2AC988A0B702A5D3A56695308731" text:style-name="ListLabel_20_28" text:visited-style-name="ListLabel_20_28"><text:span text:style-name="T4">http://gen.lib.rus.ec/book/index.php?md5=593C2AC988A0B702A5D3A56695308731</text:span></text:a></text:p>
      <text:p text:style-name="Standard"/>
      <text:p text:style-name="Standard">CSC265</text:p>
      <text:p text:style-name="Standard">Thomas H. Cormen, Charles E. Leiserson, Ronald L. Rivest, Clifford Stein. Introduction to Algorithms, Third Edition,</text:p>
      <text:p text:style-name="Standard"><text:a xlink:type="simple" xlink:href="http://gen.lib.rus.ec/book/index.php?md5=236A1AA3905BD94D9163EB87C84A93DC" text:style-name="ListLabel_20_28" text:visited-style-name="ListLabel_20_28"><text:span text:style-name="T4">http://gen.lib.rus.ec/book/index.php?md5=236A1AA3905BD94D9163EB87C84A93DC</text:span></text:a></text:p>
      <text:p text:style-name="Standard"/>
      <text:p text:style-name="Standard">CSC343</text:p>
      <text:p text:style-name="Standard"><text:a xlink:type="simple" xlink:href="https://drive.google.com/file/d/1Z7eO1q43YMoBwUGKsLyXLYXkFdZza9ja/view?usp=sharing" text:style-name="ListLabel_20_28" text:visited-style-name="ListLabel_20_28"><text:span text:style-name="T4">https://drive.google.com/file/d/1Z7eO1q43YMoBwUGKsLyXLYXkFdZza9ja/view?usp=sharing</text:span></text:a></text:p>
      <text:p text:style-name="Standard">From:<text:a xlink:type="simple" xlink:href="http://libgen.io/book/index.php?md5=507AFE0F3E9C2826E39C42A837EA053E" text:style-name="ListLabel_20_30" text:visited-style-name="ListLabel_20_30"> </text:a><text:a xlink:type="simple" xlink:href="http://libgen.io/book/index.php?md5=507AFE0F3E9C2826E39C42A837EA053E" text:style-name="ListLabel_20_28" text:visited-style-name="ListLabel_20_28"><text:span text:style-name="T4">http://libgen.io/book/index.php?md5=507AFE0F3E9C2826E39C42A837EA053E</text:span></text:a></text:p>
      <text:p text:style-name="Standard"/>
      <text:p text:style-name="Standard">CSC373</text:p>
      <text:p text:style-name="Standard">S. Dasgupta, C. Papadimitriou, and U. Vazirani:<text:a xlink:type="simple" xlink:href="http://www.mhhe.com/dasgupta/" text:style-name="ListLabel_20_30" text:visited-style-name="ListLabel_20_30"> </text:a><text:span text:style-name="T2">Algorithms</text:span>. 2008, McGraw Hill</text:p>
      <text:p text:style-name="Standard"><text:a xlink:type="simple" xlink:href="http://gen.lib.rus.ec/book/index.php?md5=9499D63AC28AA2F4CFCC2A7E728732C3" text:style-name="ListLabel_20_28" text:visited-style-name="ListLabel_20_28"><text:span text:style-name="T4">http://gen.lib.rus.ec/book/index.php?md5=9499D63AC28AA2F4CFCC2A7E728732C3</text:span></text:a></text:p>
      <text:p text:style-name="Standard">Jon Kleinberg and Éva Tardos: <text:span text:style-name="T2">Algorithm Design</text:span> 2006 Pearson</text:p>
      <text:p text:style-name="Standard"><text:soft-page-break/><text:a xlink:type="simple" xlink:href="http://gen.lib.rus.ec/book/index.php?md5=C2EABE54719E8C06D0CB745BF824A001" text:style-name="ListLabel_20_28" text:visited-style-name="ListLabel_20_28"><text:span text:style-name="T4">http://gen.lib.rus.ec/book/index.php?md5=C2EABE54719E8C06D0CB745BF824A001</text:span></text:a></text:p>
      <text:p text:style-name="Heading_20_2"><text:bookmark text:name="_yci1qrh181ol"/>ECO</text:p>
      <text:p text:style-name="Standard">ECO101 </text:p>
      <text:p text:style-name="Standard">(Canadian 2nd Ed) GAZZALE!!!</text:p>
      <text:p text:style-name="Standard"><text:a xlink:type="simple" xlink:href="https://drive.google.com/file/d/0Byp51ulGQZWDZHNpVXBqbTRBN0U/view?usp=sharing" text:style-name="ListLabel_20_28" text:visited-style-name="ListLabel_20_28"><text:span text:style-name="T4">https://drive.google.com/file/d/0Byp51ulGQZWDZHNpVXBqbTRBN0U/view?usp=sharing</text:span></text:a></text:p>
      <text:p text:style-name="Standard">(3rd edition)</text:p>
      <text:p text:style-name="Standard"><text:a xlink:type="simple" xlink:href="https://drive.google.com/open?id=0B_he10hAp4TOOXFPdXlUTzJHZ1U" text:style-name="ListLabel_20_31" text:visited-style-name="ListLabel_20_31"><text:span text:style-name="T11">https://drive.google.com/open?id=</text:span></text:a><text:a xlink:type="simple" xlink:href="https://drive.google.com/open?id=0B_he10hAp4TOOXFPdXlUTzJHZ1U" text:style-name="ListLabel_20_31" text:visited-style-name="ListLabel_20_31"><text:span text:style-name="T11">0B_he10hAp4TOOXFPdXlUTzJHZ1U</text:span></text:a> </text:p>
      <text:p text:style-name="Standard">Gregory Mankiw et. al., Principles of Microeconomics (7th edition, 2014)</text:p>
      <text:p text:style-name="Standard"><text:a xlink:type="simple" xlink:href="http://gen.lib.rus.ec/book/index.php?md5=40D005F5DDF16D664ADB0507A193D02E" text:style-name="ListLabel_20_28" text:visited-style-name="ListLabel_20_28"><text:span text:style-name="T4">http://gen.lib.rus.ec/book/index.php?md5=40D005F5DDF6D664ADB0507A193D02E</text:span></text:a></text:p>
      <text:p text:style-name="Standard">(not 7th Canadian edition, 2017)</text:p>
      <text:p text:style-name="Standard"/>
      <text:p text:style-name="Standard">ECO102</text:p>
      <text:p text:style-name="Standard"><text:a xlink:type="simple" xlink:href="https://drive.google.com/open?id=0B_he10hAp4TOSzRtMEx4dll6bzQ" text:style-name="ListLabel_20_31" text:visited-style-name="ListLabel_20_31"><text:span text:style-name="T11">https://drive.google.com/open?id=</text:span></text:a><text:a xlink:type="simple" xlink:href="https://drive.google.com/open?id=0B_he10hAp4TOSzRtMEx4dll6bzQ" text:style-name="ListLabel_20_31" text:visited-style-name="ListLabel_20_31"><text:span text:style-name="T11">0B_he10hAp4TOSzRtMEx4dll6bzQ</text:span></text:a></text:p>
      <text:p text:style-name="Standard"/>
      <text:p text:style-name="Heading_20_2"><text:bookmark text:name="_xxtvbms1qt83"/>FAH</text:p>
      <text:p text:style-name="Standard">FAH265 </text:p>
      <text:p text:style-name="Standard">(Ettinghausen, Richard, and Oleg Grabar. The Art and Architecture of Islam, 650-1250. Pelican History of Art. Harmondsworth, UK and New York, 1987.)</text:p>
      <text:p text:style-name="Standard"><text:a xlink:type="simple" xlink:href="http://gen.lib.rus.ec/book/index.php?md5=E2D94C4D2A5B422522BBE340B49F0D16" text:style-name="ListLabel_20_28" text:visited-style-name="ListLabel_20_28"><text:span text:style-name="T4">http://gen.lib.rus.ec/book/index.php?md5=E2D94C4D2A5B422522BBE340B49F0D16</text:span></text:a></text:p>
      <text:p text:style-name="Standard"/>
      <text:p text:style-name="Heading_20_2"><text:bookmark text:name="_wvqg1ed55fgm"/>FSL</text:p>
      <text:p text:style-name="Standard">FSL102</text:p>
      <text:p text:style-name="Standard"><text:soft-page-break/><text:a xlink:type="simple" xlink:href="http://gen.lib.rus.ec/book/index.php?md5=C83C95A4DC536EEADBA372CECD7B35FE" text:style-name="ListLabel_20_28" text:visited-style-name="ListLabel_20_28"><text:span text:style-name="T4">http://gen.lib.rus.ec/book/index.php?md5=C83C95A4DC536EEADBA372CECD7B35FE</text:span></text:a></text:p>
      <text:p text:style-name="Standard">(only second edition)</text:p>
      <text:p text:style-name="Standard">Valdman et al., Chez nous, third Canadian edi tion needed</text:p>
      <text:p text:style-name="Standard"/>
      <text:p text:style-name="Heading_20_2"><text:bookmark text:name="_7rs09qeyutyn"/>HMB</text:p>
      <text:p text:style-name="Standard">HMB265 (First Canadian Edition): <text:a xlink:type="simple" xlink:href="https://drive.google.com/file/d/0BzSLHzVqnIavdUljWEV3MzhxUjA/view" text:style-name="ListLabel_20_28" text:visited-style-name="ListLabel_20_28"><text:span text:style-name="T4">https://drive.google.com/file/d/0BzSLHzVqnIavdUljWEV3MzhxUjA/view</text:span></text:a> </text:p>
      <text:p text:style-name="Standard"/>
      <text:p text:style-name="Standard">HMB265 (Second Canadian Edition):</text:p>
      <text:p text:style-name="Standard"><text:a xlink:type="simple" xlink:href="https://drive.google.com/file/d/1wrFlzzrN8blEKuTdoD5zsUnMLXoiyHke/view?usp=sharing" text:style-name="ListLabel_20_32" text:visited-style-name="ListLabel_20_32"><text:span text:style-name="T13">https://drive.google.com/file/d/1wrFlzzrN8blEKuTdoD5zsUnMLXoiyHke/view?usp=sharing</text:span></text:a></text:p>
      <text:p text:style-name="Standard"/>
      <text:p text:style-name="Standard">Answers (from the manual)</text:p>
      <text:p text:style-name="Standard"><text:a xlink:type="simple" xlink:href="https://drive.google.com/open?id=1JZvGMJkBQYTlI0CagRG5y4ZOXPhxXqaQ" text:style-name="ListLabel_20_28" text:visited-style-name="ListLabel_20_28"><text:span text:style-name="T4">https://drive.google.com/open?id=1JZvGMJkBQYTlI0CagRG5y4ZOXPhxXqaQ</text:span></text:a></text:p>
      <text:p text:style-name="Standard"/>
      <text:p text:style-name="Heading_20_2"><text:bookmark text:name="_z2crkbipk87h"/>HPS</text:p>
      <text:p text:style-name="Standard">HPS100: Worldviews: Intro to History and Philosophy of Science </text:p>
      <text:p text:style-name="Standard"><text:a xlink:type="simple" xlink:href="http://libgen.io/book/index.php?md5=C0AC4D483D517ADCAD551864E5A86DB2" text:style-name="ListLabel_20_30" text:visited-style-name="ListLabel_20_30">http://libgen.io/book/index.php?md5=C0AC4D483D517ADCAD551864E5A86DB2</text:a> </text:p>
      <text:p text:style-name="Heading_20_2"><text:bookmark text:name="_1dx6kxjgsll6"/>LIN</text:p>
      <text:p text:style-name="Standard">LIN101 &amp; LIN102</text:p>
      <text:p text:style-name="Standard"><text:a xlink:type="simple" xlink:href="https://drive.google.com/file/d/0Bzv6efuyqq9yV0NxVHdLUjdfOWc/view" text:style-name="ListLabel_20_28" text:visited-style-name="ListLabel_20_28"><text:span text:style-name="T4">https://drive.google.com/file/d/0Bzv6efuyqq9yV0NxVHdLUjdfOWc/view</text:span></text:a></text:p>
      <text:p text:style-name="Standard"/>
      <text:p text:style-name="Standard">LIN200</text:p>
      <text:p text:style-name="Standard"><text:soft-page-break/><text:a xlink:type="simple" xlink:href="http://homepage.ntu.edu.tw/~karchung/Intro_to_ling/Linguistics%20for%20Dummies.pdf" text:style-name="ListLabel_20_28" text:visited-style-name="ListLabel_20_28"><text:span text:style-name="T4">http://homepage.ntu.edu.tw/~karchung/Intro_to_ling/Linguistics%20for%20Dummies.pdf</text:span></text:a></text:p>
      <text:p text:style-name="Standard"/>
      <text:p text:style-name="Heading_20_2"><text:bookmark text:name="_4me5qii7lber"/>MAT</text:p>
      <text:p text:style-name="Standard">MAT133 </text:p>
      <text:p text:style-name="Standard"><text:span text:style-name="T10">(solutions manual for odd AND even)</text:span></text:p>
      <text:p text:style-name="Standard"><text:a xlink:type="simple" xlink:href="https://www.slideshare.net/mahrukhkhalid9/31350052-introductorymathematicalanalysistextbooksolutionmanual" text:style-name="ListLabel_20_28" text:visited-style-name="ListLabel_20_28"><text:span text:style-name="T4">https://www.slideshare.net/mahrukhkhalid9/31350052-introductorymathematicalanalysistextbooksolutionmanual</text:span></text:a></text:p>
      <text:p text:style-name="Standard"/>
      <text:p text:style-name="Standard">MAT135/MAT136/MAT235</text:p>
      <text:p text:style-name="Standard">8th Edition </text:p>
      <text:p text:style-name="Standard"><text:a xlink:type="simple" xlink:href="https://drive.google.com/file/d/0B861xR4vP5yWZTVWZHFRQkJvbXM/view" text:style-name="ListLabel_20_28" text:visited-style-name="ListLabel_20_28"><text:span text:style-name="T4">https://drive.google.com/file/d/0B861xR4vP5yWZTVWZHFRQJvbXM/view</text:span></text:a></text:p>
      <text:p text:style-name="Standard">Student Solutions Manual for Single Variable Calculus: Early Transcendentals (8e)</text:p>
      <text:p text:style-name="Standard"><text:a xlink:type="simple" xlink:href="http://gen.lib.rus.ec/book/index.php?md5=0BC4546E5AE5D99B2B25895CE297B8DA" text:style-name="ListLabel_20_28" text:visited-style-name="ListLabel_20_28"><text:span text:style-name="T4">http://gen.lib.rus.ec/book/index.php?md5=</text:span></text:a><text:a xlink:type="simple" xlink:href="http://gen.lib.rus.ec/book/index.php?md5=0BC4546E5AE5D99B2B25895CE297B8DA" text:style-name="ListLabel_20_28" text:visited-style-name="ListLabel_20_28"><text:span text:style-name="T4">0BC4546E5AE5D99B2B25895CE297B8DA</text:span></text:a></text:p>
      <text:p text:style-name="Standard"/>
      <text:p text:style-name="Standard"/>
      <text:p text:style-name="Standard"/>
      <text:p text:style-name="Standard"/>
      <text:p text:style-name="Standard">MAT137</text:p>
      <text:p text:style-name="Standard">Calculus, One and Several Variables, 10th Edition</text:p>
      <text:p text:style-name="Standard"><text:a xlink:type="simple" xlink:href="https://drive.google.com/file/d/0B7ZbvI7cPNBbSDdkWFc0MWc3U2s/view?usp=sharing" text:style-name="ListLabel_20_31" text:visited-style-name="ListLabel_20_31"><text:span text:style-name="T11">https://drive.google.com/file/d/0B7ZbvI7cPNBbSDdkWFc0MWc3U2s/view?usp=sharing</text:span></text:a></text:p>
      <text:p text:style-name="Standard"/>
      <text:p text:style-name="Standard">MAT157 (third not fourth edition)</text:p>
      <text:p text:style-name="Standard"><text:soft-page-break/><text:a xlink:type="simple" xlink:href="https://drive.google.com/file/d/0B8a1a1vh0KkQWmhEYnM4Q1FmeUU/view?usp=sharing" text:style-name="ListLabel_20_31" text:visited-style-name="ListLabel_20_31"><text:span text:style-name="T11">https://drive.google.com/file/d/0B8a1a1vh0KkQWmhEYnM4Q1FmeUU/view?usp=sharing</text:span></text:a></text:p>
      <text:p text:style-name="Standard">Answer Key: <text:a xlink:type="simple" xlink:href="https://drive.google.com/open?id=0B1R90FWxpYV4MUNkNjYwXzhMLUE" text:style-name="ListLabel_20_28" text:visited-style-name="ListLabel_20_28"><text:span text:style-name="T4">https://drive.google.com/open?id=0B1R90FWxpYV4MUNkNjYwXzhMLUE</text:span></text:a> </text:p>
      <text:p text:style-name="Standard"/>
      <text:p text:style-name="Standard">MAT223 </text:p>
      <text:p text:style-name="Standard"><text:a xlink:type="simple" xlink:href="https://drive.google.com/file/d/12jpwW79L76mShXIuJ_5GzH5fQAwgUlDK/view?usp=sharing" text:style-name="ListLabel_20_31" text:visited-style-name="ListLabel_20_31"><text:span text:style-name="T11">https://drive.google.com/file/d/12jpwW79L76mShXIuJ_5GzH5fQAwgUlDK/view?usp=sharing</text:span></text:a></text:p>
      <text:p text:style-name="Standard"><text:span text:style-name="T12">LINK UPDATED WITH NEW MIRROR</text:span></text:p>
      <text:p text:style-name="Standard"/>
      <text:p text:style-name="Standard">MAT224</text:p>
      <text:p text:style-name="Standard"><text:a xlink:type="simple" xlink:href="https://drive.google.com/file/d/15Dt51Usu69hhxm5AV7GIhSeg95dlJWeJ/view?usp=drivesdk" text:style-name="ListLabel_20_28" text:visited-style-name="ListLabel_20_28"><text:span text:style-name="T4">https://drive.google.com/file/d/15Dt51Usu69hhxm5AV7GIhSeg95dlJWeJ/view?usp=drivesdk</text:span></text:a></text:p>
      <text:p text:style-name="Standard"/>
      <text:p text:style-name="Standard">MAT237</text:p>
      <text:p text:style-name="Standard">Gerald Folland (2001). <text:span text:style-name="T2">Advanced Calculus.</text:span> Pearson. 1st edition</text:p>
      <text:p text:style-name="Standard"><text:a xlink:type="simple" xlink:href="http://gen.lib.rus.ec/search.php?req=Advanced+Calculus+Folland&amp;open=0&amp;res=25&amp;view=simple&amp;phrase=1&amp;column=def" text:style-name="ListLabel_20_28" text:visited-style-name="ListLabel_20_28"><text:span text:style-name="T4">http://gen.lib.rus.ec/search.php?req=Advanced+Calculus+Folland&amp;open=0&amp;res=25&amp;view=simple&amp;phrase=1&amp;column=def</text:span></text:a></text:p>
      <text:p text:style-name="Standard">Three options, one djvu</text:p>
      <text:p text:style-name="Standard"/>
      <text:p text:style-name="Standard">MAT240</text:p>
      <text:p text:style-name="Standard"><text:a xlink:type="simple" xlink:href="https://drive.google.com/file/d/0B1R90FWxpYV4SnNGZ09kSGVVbDA/view?usp=sharing" text:style-name="ListLabel_20_28" text:visited-style-name="ListLabel_20_28"><text:span text:style-name="T4">https://drive.google.com/file/d/0B1R90FWxpYV4SnNGZ09kSGVVbDA/view?usp=sharing</text:span></text:a></text:p>
      <text:p text:style-name="Standard"/>
      <text:p text:style-name="Standard">MAT246</text:p>
      <text:p text:style-name="Standard"><text:a xlink:type="simple" xlink:href="https://drive.google.com/file/d/0B3rp8rFIn-0POWJKa1hWYTRhOHM/view?usp=sharing" text:style-name="ListLabel_20_28" text:visited-style-name="ListLabel_20_28"><text:span text:style-name="T4">https://drive.google.com/file/d/0B3rp8rFIn-0POWJKa1hWYTRhOHM/view?usp=sharing</text:span></text:a></text:p>
      <text:p text:style-name="Standard"/>
      <text:p text:style-name="Heading_20_2"><text:bookmark text:name="_96jae74a7r98"/><text:soft-page-break/>PHY</text:p>
      <text:p text:style-name="Standard">PHY131</text:p>
      <text:p text:style-name="Standard">Essential University Physics (only 2nd edition)</text:p>
      <text:p text:style-name="Standard"><text:a xlink:type="simple" xlink:href="http://gen.lib.rus.ec/book/index.php?md5=31B94C7562F116F4ECE1531E80BF6C51" text:style-name="ListLabel_20_28" text:visited-style-name="ListLabel_20_28"><text:span text:style-name="T4">http://gen.lib.rus.ec/book/index.php?md5=31B94C7562F116F4ECE1531E80BF6C51</text:span></text:a></text:p>
      <text:p text:style-name="Standard">For 3rd Edition, Amazon deDRM is needed<text:line-break/>Essential University Physics (only 3nd edition)<text:line-break/><text:a xlink:type="simple" xlink:href="http://libgen.io/ads.php?md5=7B6995679013DF1032A3F353AD1D1CCA" text:style-name="ListLabel_20_28" text:visited-style-name="ListLabel_20_28"><text:span text:style-name="T4">http://libgen.io/ads.php?md5=7B6995679013DF1032A3F353AD1D1CCA</text:span></text:a></text:p>
      <text:p text:style-name="Standard"/>
      <text:p text:style-name="Standard">PHY151</text:p>
      <text:p text:style-name="Standard">“Modified mastering” seems to be a custom U of T edition or just a silly flair - ultimately, it is derived from the same text for PHY131</text:p>
      <text:p text:style-name="Standard"/>
      <text:p text:style-name="Standard"/>
      <text:p text:style-name="Standard"><text:span text:style-name="T15">PSL</text:span></text:p>
      <text:p text:style-name="P3"/>
      <text:p text:style-name="Standard">PSL300</text:p>
      <text:p text:style-name="Standard">Human Physiology: An Integrated Approach (8th Edition) </text:p>
      <text:p text:style-name="Standard"><text:a xlink:type="simple" xlink:href="https://drive.google.com/file/d/1B41mUt8ewMS_3kn8bhjtDQjhSBAkq4bN/view?fbclid=IwAR1d_4HONgcP7dYSqoYPktoG0CVegHOElhD8RAWrf3MAqp6aichO2kOP9VU" text:style-name="ListLabel_20_28" text:visited-style-name="ListLabel_20_28"><text:span text:style-name="T4">https://drive.google.com/file/d/1B41mUt8ewMS_3kn8bhjtDQjhSBAkq4bN/view?fbclid=IwAR1d_4HONgcP7dYSqoYPktoG0CVegHOElhD8RAWrf3MAqp6aichO2kOP9VU</text:span></text:a></text:p>
      <text:p text:style-name="Standard"/>
      <text:p text:style-name="Heading_20_2"><text:bookmark text:name="_5co91yv7s5cw"/>PSY</text:p>
      <text:p text:style-name="Standard">PSY100: Discover Psychology 2nd Edition </text:p>
      <text:p text:style-name="Standard"><text:a xlink:type="simple" xlink:href="https://drive.google.com/file/d/0B4oy4TXkjhOyblpha1BHRlBjWnc/view?usp=sharing" text:style-name="ListLabel_20_28" text:visited-style-name="ListLabel_20_28"><text:span text:style-name="T4">https://drive.google.com/file/d/0B4oy4TXkjhOyblpha1BHRlBjWnc/view?usp=sharing</text:span></text:a> </text:p>
      <text:p text:style-name="Standard">OUTDATED, current textbook is <text:span text:style-name="T2">Introduction to Psychology</text:span><text:span text:style-name="T6"> </text:span>by <text:span text:style-name="T6">Meaghan Altman</text:span>, found on TopHat</text:p>
      <text:p text:style-name="Standard"/>
      <text:p text:style-name="Standard"><text:soft-page-break/>PSY260</text:p>
      <text:p text:style-name="Standard"><text:span text:style-name="T9">Learning &amp; Memory: From Brain to Behavior, 3</text:span><text:span text:style-name="T17">rd </text:span><text:span text:style-name="T9">Edition; Gluck MA, Mercado E, and Myers CE (2014) Worth Publishers (textbook)</text:span></text:p>
      <text:p text:style-name="Standard"><text:a xlink:type="simple" xlink:href="http://gen.lib.rus.ec/book/index.php?md5=FAF553B39C9A04918310C96943073034" text:style-name="ListLabel_20_28" text:visited-style-name="ListLabel_20_28"><text:span text:style-name="T4">http://gen.lib.rus.ec/book/index.php?md5=FAF553B39C9A04918310C96943073034</text:span></text:a></text:p>
      <text:p text:style-name="Standard"/>
      <text:p text:style-name="Heading_20_2"><text:bookmark text:name="_249ye02rivc6"/>RSM</text:p>
      <text:p text:style-name="Standard">R<text:a xlink:type="simple" xlink:href="https://onedrive.live.com/?cid=23b87137dc973435&amp;id=23B87137DC973435%21386&amp;ref=button&amp;Bsrc=SMIT&amp;authkey=Aoz2XKjdoQrfv40" text:style-name="ListLabel_20_30" text:visited-style-name="ListLabel_20_30">S</text:a>M1<text:a xlink:type="simple" xlink:href="https://onedrive.live.com/?cid=23b87137dc973435&amp;id=23B87137DC973435%21386&amp;ref=button&amp;Bsrc=SMIT&amp;authkey=Aoz2XKjdoQrfv40" text:style-name="ListLabel_20_30" text:visited-style-name="ListLabel_20_30">0</text:a>0<text:a xlink:type="simple" xlink:href="https://onedrive.live.com/?cid=23b87137dc973435&amp;id=23B87137DC973435%21386&amp;ref=button&amp;Bsrc=SMIT&amp;authkey=Aoz2XKjdoQrfv40" text:style-name="ListLabel_20_30" text:visited-style-name="ListLabel_20_30"> </text:a>(<text:a xlink:type="simple" xlink:href="https://onedrive.live.com/?cid=23b87137dc973435&amp;id=23B87137DC973435%21386&amp;ref=button&amp;Bsrc=SMIT&amp;authkey=Aoz2XKjdoQrfv40" text:style-name="ListLabel_20_30" text:visited-style-name="ListLabel_20_30">2</text:a>0<text:a xlink:type="simple" xlink:href="https://onedrive.live.com/?cid=23b87137dc973435&amp;id=23B87137DC973435%21386&amp;ref=button&amp;Bsrc=SMIT&amp;authkey=Aoz2XKjdoQrfv40" text:style-name="ListLabel_20_30" text:visited-style-name="ListLabel_20_30">1</text:a>6<text:a xlink:type="simple" xlink:href="https://onedrive.live.com/?cid=23b87137dc973435&amp;id=23B87137DC973435%21386&amp;ref=button&amp;Bsrc=SMIT&amp;authkey=Aoz2XKjdoQrfv40" text:style-name="ListLabel_20_30" text:visited-style-name="ListLabel_20_30"> </text:a>i<text:a xlink:type="simple" xlink:href="https://onedrive.live.com/?cid=23b87137dc973435&amp;id=23B87137DC973435%21386&amp;ref=button&amp;Bsrc=SMIT&amp;authkey=Aoz2XKjdoQrfv40" text:style-name="ListLabel_20_30" text:visited-style-name="ListLabel_20_30">n</text:a>t<text:a xlink:type="simple" xlink:href="https://onedrive.live.com/?cid=23b87137dc973435&amp;id=23B87137DC973435%21386&amp;ref=button&amp;Bsrc=SMIT&amp;authkey=Aoz2XKjdoQrfv40" text:style-name="ListLabel_20_30" text:visited-style-name="ListLabel_20_30">e</text:a>r<text:a xlink:type="simple" xlink:href="https://onedrive.live.com/?cid=23b87137dc973435&amp;id=23B87137DC973435%21386&amp;ref=button&amp;Bsrc=SMIT&amp;authkey=Aoz2XKjdoQrfv40" text:style-name="ListLabel_20_30" text:visited-style-name="ListLabel_20_30">n</text:a>a<text:a xlink:type="simple" xlink:href="https://onedrive.live.com/?cid=23b87137dc973435&amp;id=23B87137DC973435%21386&amp;ref=button&amp;Bsrc=SMIT&amp;authkey=Aoz2XKjdoQrfv40" text:style-name="ListLabel_20_30" text:visited-style-name="ListLabel_20_30">t</text:a>i<text:a xlink:type="simple" xlink:href="https://onedrive.live.com/?cid=23b87137dc973435&amp;id=23B87137DC973435%21386&amp;ref=button&amp;Bsrc=SMIT&amp;authkey=Aoz2XKjdoQrfv40" text:style-name="ListLabel_20_30" text:visited-style-name="ListLabel_20_30">o</text:a>n<text:a xlink:type="simple" xlink:href="https://onedrive.live.com/?cid=23b87137dc973435&amp;id=23B87137DC973435%21386&amp;ref=button&amp;Bsrc=SMIT&amp;authkey=Aoz2XKjdoQrfv40" text:style-name="ListLabel_20_30" text:visited-style-name="ListLabel_20_30">a</text:a>l<text:a xlink:type="simple" xlink:href="https://onedrive.live.com/?cid=23b87137dc973435&amp;id=23B87137DC973435%21386&amp;ref=button&amp;Bsrc=SMIT&amp;authkey=Aoz2XKjdoQrfv40" text:style-name="ListLabel_20_30" text:visited-style-name="ListLabel_20_30"> </text:a>e<text:a xlink:type="simple" xlink:href="https://onedrive.live.com/?cid=23b87137dc973435&amp;id=23B87137DC973435%21386&amp;ref=button&amp;Bsrc=SMIT&amp;authkey=Aoz2XKjdoQrfv40" text:style-name="ListLabel_20_30" text:visited-style-name="ListLabel_20_30">d</text:a>)</text:p>
      <text:p text:style-name="Standard"><text:a xlink:type="simple" xlink:href="http://gen.lib.rus.ec/book/index.php?md5=D79E5F3E2A2684C35F48E0CDAEA95559" text:style-name="ListLabel_20_28" text:visited-style-name="ListLabel_20_28"><text:span text:style-name="T4">http://gen.lib.rus.ec/book/index.php?md5=D79E5F3E2A2684C35F48E0CDAEA95559</text:span></text:a></text:p>
      <text:p text:style-name="Standard">Canadian first edition is based on 14th edition here:</text:p>
      <text:p text:style-name="Standard"><text:a xlink:type="simple" xlink:href="http://gen.lib.rus.ec/book/index.php?md5=377DE3506E87BAAC9FFED03483B34A20" text:style-name="ListLabel_20_28" text:visited-style-name="ListLabel_20_28"><text:span text:style-name="T4">http://gen.lib.rus.ec/book/index.php?md5=377DE3506E87BAAC9FFED03483B34A20</text:span></text:a></text:p>
      <text:p text:style-name="Standard">FOR A CANADIAN EDITION DOWNLOAD, SOMEBODY NEEDS TO BUY IT FROM AMAZON, DEDRM IT, AND THEN REFUND</text:p>
      <text:p text:style-name="Standard">Contemporary Business (1st Canadian Edition) Boone, Kurtz, Khan &amp; Canzer</text:p>
      <text:p text:style-name="Standard"/>
      <text:p text:style-name="Standard">RSM219</text:p>
      <text:p text:style-name="Standard"><text:a xlink:type="simple" xlink:href="https://onedrive.live.com/?cid=23b87137dc973435&amp;id=23B87137DC973435%21386&amp;ref=button&amp;Bsrc=SMIT&amp;authkey=Aoz2XKjdoQrfv40" text:style-name="ListLabel_20_28" text:visited-style-name="ListLabel_20_28"><text:span text:style-name="T4">https://onedrive.live.com/?cid=23b87137dc973435&amp;id=23B87137DC973435%21386&amp;ref=button&amp;Bsrc=SMIT&amp;authkey=Aoz2XKjdoQrfv40</text:span></text:a></text:p>
      <text:p text:style-name="Standard"/>
      <text:p text:style-name="Standard">RSM230</text:p>
      <text:p text:style-name="Standard"><text:a xlink:type="simple" xlink:href="https://drive.google.com/file/d/1TcGOymyN7OauKD1ZpFSpSnHA6Z02h6oZ/view?usp=sharing" text:style-name="ListLabel_20_28" text:visited-style-name="ListLabel_20_28"><text:span text:style-name="T4">https://drive.google.com/file/d/1TcGOymyN7OauKD1ZpFSpSnHA6Z02h6oZ/view?usp=sharing</text:span></text:a></text:p>
      <text:p text:style-name="Standard"/>
      <text:p text:style-name="Heading_20_2"><text:bookmark text:name="_3trtrkzgpg78"/>STA</text:p>
      <text:p text:style-name="Standard">STA130H1</text:p>
      <text:p text:style-name="P10">Baumer, B.S., Kaplan, D.T., and Horton, N.J. Modern Data Science with R. 2017. CRC Press.</text:p>
      <text:p text:style-name="P10"><text:soft-page-break/><text:a xlink:type="simple" xlink:href="https://drive.google.com/file/d/18ww6rMq2lJQUs5B_LVx5OjCjbrCY3Jc6/view?usp=sharing" text:style-name="ListLabel_20_28" text:visited-style-name="ListLabel_20_28"><text:span text:style-name="T4">https://drive.google.com/file/d/18ww6rMq2lJQUs5B_LVx5OjCjbrCY3Jc6/view?usp=sharing</text:span></text:a></text:p>
      <text:p text:style-name="Standard"/>
      <text:p text:style-name="Standard">STA220H1</text:p>
      <text:p text:style-name="Standard">Stats - Data and Models, 3rd Edition, De Veaux, Velleman, Bock</text:p>
      <text:p text:style-name="Standard"><text:a xlink:type="simple" xlink:href="https://acwang.files.wordpress.com/2015/08/stats-data-and-models-3rd-edition-richard-d-de-veaux.pdf" text:style-name="ListLabel_20_28" text:visited-style-name="ListLabel_20_28"><text:span text:style-name="T4">https://acwang.files.wordpress.com/2015/08/stats-data-and-models-3rd-edition-richard-d-de-veaux.pdf</text:span></text:a></text:p>
      <text:p text:style-name="Standard"/>
      <text:p text:style-name="Standard">STA247H1</text:p>
      <text:p text:style-name="Standard">Scheaffer &amp; Young: Introduction to Probability and Its Applications, 3rd ed., 2010</text:p>
      <text:p text:style-name="Standard"><text:a xlink:type="simple" xlink:href="http://gen.lib.rus.ec/book/index.php?md5=992C6F0AAC72FC188A4FAFA3D71E60D4" text:style-name="ListLabel_20_28" text:visited-style-name="ListLabel_20_28"><text:span text:style-name="T4">http://gen.lib.rus.ec/book/index.php?md5=992C6F0AAC72FC188A4FAFA3D71E60D4</text:span></text:a></text:p>
      <text:p text:style-name="Standard"/>
      <text:p text:style-name="Standard">STA257/261H1</text:p>
      <text:p text:style-name="Standard">Mathematical Statistics and Data Analysis, 3rd Edition, John A. Rice, ISBN: 0534399428</text:p>
      <text:p text:style-name="Standard"><text:a xlink:type="simple" xlink:href="https://drive.google.com/file/d/1KLDWdRibVeKkoapa7qAzhU952NsajdFl/view?usp=sharing" text:style-name="ListLabel_20_28" text:visited-style-name="ListLabel_20_28"><text:span text:style-name="T4">https://drive.google.com/file/d/1KLDWdRibVeKkoapa7qAzhU952NsajdFl/view?usp=sharing</text:span></text:a></text:p>
      <text:p text:style-name="Heading_20_2"><text:bookmark text:name="_dvcdp0rl2a95"/>TBB</text:p>
      <text:p text:style-name="Standard">TBB199Y1</text:p>
      <text:p text:style-name="Standard">LEC 0041</text:p>
      <text:p text:style-name="Standard">Irving M. Zeitlin - Rulers and Ruled</text:p>
      <text:p text:style-name="Standard"><text:a xlink:type="simple" xlink:href="https://drive.google.com/file/d/0B6WAGpUAcvtudmlqZW4wVlhjX2c/view?usp=sharing" text:style-name="ListLabel_20_28" text:visited-style-name="ListLabel_20_28"><text:span text:style-name="T4">https://drive.google.com/file/d/0B6WAGpUAcvtudmlqZW4wVlhjX2c/view?usp=sharing</text:span></text:a></text:p>
      <text:p text:style-name="Standard"/>
      <text:p text:style-name="Heading_20_2"><text:bookmark text:name="_c5lai3c2n0d8"/>VIC</text:p>
      <text:p text:style-name="Standard">VIC112Y: The Puzzle Instinct</text:p>
      <text:p text:style-name="Standard"><text:soft-page-break/><text:a xlink:type="simple" xlink:href="http://gen.lib.rus.ec/book/index.php?md5=8BF9648631718C184225C50137D62825" text:style-name="ListLabel_20_28" text:visited-style-name="ListLabel_20_28"><text:span text:style-name="T4">http://gen.lib.rus.ec/book/index.php?md5=8BF968631718C184225C50137D62825</text:span></text:a></text:p>
      <text:p text:style-name="Standard"/>
      <text:p text:style-name="Standard"/>
      <text:p text:style-name="P17"><text:bookmark text:name="_b6umrqitx7qf"/>Textbook Requests</text:p>
      <text:p text:style-name="Standard"><text:span text:style-name="T2">Requests are here in alphabetical order. PLEASE TRY TO KEEP IT THAT WAY. If you have a request, please PUT IT AT THE VERY BOTTOM: write the course code (XXX###, optional), </text:span><text:span text:style-name="T3">name of the textbook</text:span><text:span text:style-name="T2">, and the elements requested (textbook, solution manual, etc.).</text:span></text:p>
      <text:p text:style-name="Heading_20_2"><text:bookmark text:name="_dcwnipkjohna"/>Valid Requests</text:p>
      <text:list xml:id="list2333251000" text:style-name="WWNum3">
        <text:list-item>
          <text:p text:style-name="P6">ANT100 (Lehman, Shawn M. 2015. Introduction to Evolutionary Anthropology, 2nd Custom Edition. Toronto: Pearson Canada ) Textbook</text:p>
        </text:list-item>
        <text:list-item>
          <text:p text:style-name="P6">APS100 <text:span text:style-name="T18">The Essential Guide to Becoming a Master Student</text:span><text:span text:style-name="T20">, by D. Toft, J. Corasaniti, J. McQuigge and D. Ellis 1st ed. Toronto: Nelson Education Ltd. ISBN-13: 9780176675325</text:span></text:p>
        </text:list-item>
        <text:list-item>
          <text:p text:style-name="P6"><text:span text:style-name="T20">APS111 </text:span><text:span text:style-name="T18">Designing Engineers: An Introductory Text</text:span><text:span text:style-name="T20"> by Susan McCahan, Phil Anderson, Mark Kortschot, Peter E. Weiss, and Kimberley A. Woodhouse (Hoboken, NJ: Wiley, 2015)</text:span></text:p>
        </text:list-item>
        <text:list-item>
          <text:p text:style-name="P6">CHM135 ( "Chemistry",7th Edition by McMurry, Fay and Robinson (Prentice Hall,<text:tab/>2015) Solution manual</text:p>
        </text:list-item>
        <text:list-item>
          <text:p text:style-name="P6">CHM136: organic chemistry 9th edition solution manual</text:p>
        </text:list-item>
        <text:list-item>
          <text:p text:style-name="P6">PCL102 (The Art of Drug Discovery)</text:p>
        </text:list-item>
        <text:list-item>
          <text:p text:style-name="P6">PHL101Y1 (The Elements of Philosophy: Readings from Past and Present)</text:p>
        </text:list-item>
        <text:list-item>
          <text:p text:style-name="P6">PHL245</text:p>
        </text:list-item>
        <text:list-item>
          <text:p text:style-name="P6">SII199 (Popular Culture: Introductory Perspectives)</text:p>
        </text:list-item>
        <text:list-item>
          <text:p text:style-name="P6">SII199 (Canadian Cities in Transition Perspective for an Urban Age)</text:p>
        </text:list-item>
        <text:list-item>
          <text:p text:style-name="P6">ECO101- (<text:span text:style-name="T26">Economics: Canada in the Global Environment (9th Edition))</text:span></text:p>
        </text:list-item>
        <text:list-item>
          <text:p text:style-name="P6">ECO102 : Macroeconomics (2nd canadian edition) krugman, wells, au, parkinson</text:p>
        </text:list-item>
      </text:list>
      <text:list xml:id="list3471674761" text:style-name="WWNum2">
        <text:list-item>
          <text:p text:style-name="P7">Calculus: Fear No More: <text:span text:style-name="T27">Miroslav Lovric</text:span></text:p>
        </text:list-item>
        <text:list-item>
          <text:p text:style-name="P7"><text:span text:style-name="T27">ECO105: MicroEconomics for Life: Smart Choices for You</text:span></text:p>
        </text:list-item>
        <text:list-item>
          <text:p text:style-name="P7">ANT253</text:p>
          <text:list>
            <text:list-item>
              <text:p text:style-name="P11">M. Danesi, <text:span text:style-name="T2">Language, Society, and New Media: Sociolinguistics</text:span> <text:span text:style-name="T2">Today</text:span> (New York: Routledge, 2016).</text:p>
            </text:list-item>
            <text:list-item>
              <text:p text:style-name="P11">M. Danesi &amp; S. Greco (eds.), <text:span text:style-name="T2">Case Studies in Discourse Analysis</text:span> (Munich: Lincom Europa, 2016).</text:p>
            </text:list-item>
          </text:list>
        </text:list-item>
        <text:list-item>
          <text:p text:style-name="P7">SOC100 (Starting points a sociological journey 2nd edition)</text:p>
        </text:list-item>
        <text:list-item>
          <text:p text:style-name="P7"><text:soft-page-break/>SOC100 (<text:span text:style-name="T29">Commit Sociology: Custom Pub For Soc 100)</text:span></text:p>
        </text:list-item>
      </text:list>
      <table:table table:name="Table1" table:style-name="Table1">
        <table:table-column table:style-name="Table1.A"/>
        <table:table-row table:style-name="Table1.1">
          <table:table-cell table:style-name="Table1.A1" office:value-type="string">
            <text:p text:style-name="P15"/>
          </table:table-cell>
        </table:table-row>
      </table:table>
      <text:p text:style-name="P9"/>
      <text:list xml:id="list211504898569044" text:continue-numbering="true" text:style-name="WWNum2">
        <text:list-item>
          <text:p text:style-name="P7">MAT137 Solution Manual (Calculus One Variable Tenth Edition Student Solution Manual) (the one on libgen under that title is actually for an earlier edition for some reason)</text:p>
        </text:list-item>
        <text:list-item>
          <text:p text:style-name="P7">RSM230</text:p>
          <text:list>
            <text:list-item>
              <text:p text:style-name="P12">Laurence Booth, Sean Cleary and Ian Rakita, Introduction to Corporate Finance with WileyPLUS, 4th edition, John Wiley, 2016. T</text:p>
            </text:list-item>
          </text:list>
        </text:list-item>
        <text:list-item>
          <text:p text:style-name="P7">ESS103H (Exploring Geology 4e)</text:p>
        </text:list-item>
        <text:list-item>
          <text:p text:style-name="P7">PSY240</text:p>
          <text:list>
            <text:list-item>
              <text:p text:style-name="P12">Flett, G. L., Kocovski, N. L., Davison, G. C., &amp; Neale, J. M. (2017). Abnormal Psychology, Sixth Canadian Edition. Toronto, Canada: John Wiley &amp; Sons Canada. </text:p>
            </text:list-item>
            <text:list-item>
              <text:p text:style-name="P12">Oltmanns, T. F., Martin, M. T., Neale, J. M., &amp; Davison, G. C. (2015). Case Studies in Abnormal Psychology, Tenth Edition. New York, NY: John Wiley &amp; Sons. </text:p>
            </text:list-item>
          </text:list>
        </text:list-item>
        <text:list-item>
          <text:p text:style-name="P7">PSY260<text:tab/><text:tab/><text:tab/><text:tab/><text:tab/><text:tab/></text:p>
          <text:list>
            <text:list-item>
              <text:p text:style-name="P12">Bouton, M.E. (2016). Learning and Behavior: A contemporary synthesis, 2<text:span text:style-name="T30">nd </text:span>Edition. Sinauer</text:p>
            </text:list-item>
          </text:list>
        </text:list-item>
        <text:list-item>
          <text:p text:style-name="P8">PHL281</text:p>
          <text:list>
            <text:list-item>
              <text:p text:style-name="P14"><text:span text:style-name="T21">Philip C. Hébert, </text:span><text:span text:style-name="T19">Doing Right: A Practical Guide to Ethics for Medical Trainees and Physicians</text:span><text:span text:style-name="T21">, </text:span><text:span text:style-name="T19">3</text:span><text:span text:style-name="T23">rd</text:span><text:span text:style-name="T19"> Edition</text:span><text:span text:style-name="T21">(Oxford University Press, 2014).</text:span></text:p>
            </text:list-item>
            <text:list-item>
              <text:p text:style-name="P14"><text:span text:style-name="T21">Lewis Vaughn (ed.), </text:span><text:span text:style-name="T19">Bioethics: Principles, Issues, and Cases, 3rd Edition</text:span><text:span text:style-name="T21"> (Oxford 2017).</text:span></text:p>
            </text:list-item>
            <text:list-item>
              <text:p text:style-name="P13"/>
            </text:list-item>
          </text:list>
        </text:list-item>
      </text:list>
      <text:p text:style-name="Heading_20_2"><text:bookmark text:name="_w0s6im2h1j84"/>New Requests (may need more info)</text:p>
      <text:list xml:id="list211504466390512" text:continue-list="list2333251000" text:style-name="WWNum3">
        <text:list-item>
          <text:p text:style-name="P6">BIO152</text:p>
        </text:list-item>
        <text:list-item>
          <text:p text:style-name="P6">BIO153</text:p>
        </text:list-item>
        <text:list-item>
          <text:p text:style-name="P6">BCH210 (solutions manual)</text:p>
        </text:list-item>
        <text:list-item>
          <text:p text:style-name="P6">CCR199</text:p>
        </text:list-item>
        <text:list-item>
          <text:p text:style-name="P6"><text:soft-page-break/>CHM151Y</text:p>
        </text:list-item>
        <text:list-item>
          <text:p text:style-name="P6">ECO105Y</text:p>
        </text:list-item>
        <text:list-item>
          <text:p text:style-name="P6">GGR205 - Elements of the Nature and Properties of Soils (3E)</text:p>
        </text:list-item>
        <text:list-item>
          <text:p text:style-name="P16">MAT138</text:p>
        </text:list-item>
        <text:list-item>
          <text:p text:style-name="P6">NML110</text:p>
        </text:list-item>
        <text:list-item>
          <text:p text:style-name="P6">MAT221</text:p>
        </text:list-item>
        <text:list-item>
          <text:p text:style-name="P6">MAT244</text:p>
        </text:list-item>
        <text:list-item>
          <text:p text:style-name="P6">PHY136 (solution manual and textbook)</text:p>
        </text:list-item>
        <text:list-item>
          <text:p text:style-name="P6">PHY151</text:p>
        </text:list-item>
        <text:list-item>
          <text:p text:style-name="P6">POL101Y1</text:p>
        </text:list-item>
        <text:list-item>
          <text:p text:style-name="P6"><text:span text:style-name="T27">RSM 250 (HBSP pdf)</text:span></text:p>
        </text:list-item>
        <text:list-item>
          <text:p text:style-name="P6">SPA100 (Puntos de partida (2nd canadian edition)</text:p>
        </text:list-item>
        <text:list-item>
          <text:p text:style-name="P6">ECO105</text:p>
        </text:list-item>
        <text:list-item>
          <text:p text:style-name="P6">EAS103</text:p>
        </text:list-item>
        <text:list-item>
          <text:p text:style-name="P6">EAS105</text:p>
        </text:list-item>
        <text:list-item>
          <text:p text:style-name="P6">NEW102 </text:p>
        </text:list-item>
        <text:list-item>
          <text:p text:style-name="P6">FSL321 (French 3)</text:p>
        </text:list-item>
        <text:list-item>
          <text:p text:style-name="P6">STA305 (Statistics for experimenters, box et al)</text:p>
        </text:list-item>
        <text:list-item>
          <text:p text:style-name="P6">SPA100 </text:p>
        </text:list-item>
        <text:list-item>
          <text:p text:style-name="P6">PSY290</text:p>
        </text:list-item>
        <text:list-item>
          <text:p text:style-name="P6">PSY220</text:p>
        </text:list-item>
        <text:list-item>
          <text:p text:style-name="P6"><text:soft-page-break/>PSY201</text:p>
        </text:list-item>
        <text:list-item>
          <text:p text:style-name="P6">PSY240 (abnormal psychology: Perspectives (6th edition)--Dozois)</text:p>
        </text:list-item>
        <text:list-item>
          <text:p text:style-name="P6">BIO220</text:p>
        </text:list-item>
        <text:list-item>
          <text:p text:style-name="P6">PSL300</text:p>
        </text:list-item>
        <text:list-item>
          <text:p text:style-name="P6">RLG100</text:p>
        </text:list-item>
        <text:list-item>
          <text:p text:style-name="P6">RSM260</text:p>
        </text:list-item>
        <text:list-item>
          <text:p text:style-name="P6">HIS102</text:p>
        </text:list-item>
        <text:list-item>
          <text:p text:style-name="P6">EAS101</text:p>
        </text:list-item>
        <text:list-item>
          <text:p text:style-name="P6">NML27O</text:p>
        </text:list-item>
        <text:list-item>
          <text:p text:style-name="P6">NMC101</text:p>
        </text:list-item>
        <text:list-item>
          <text:p text:style-name="P6">HMB265: <text:span text:style-name="T24">Karagiannis J and Papaconstantinou M (2017) Solutions Manual for Genetics: From Genes to Genomes, 2nd Canadian edition. McGraw-Hill Ryerson, Canada</text:span></text:p>
        </text:list-item>
        <text:list-item>
          <text:p text:style-name="P6"><text:span text:style-name="T24">STA437</text:span></text:p>
        </text:list-item>
        <text:list-item>
          <text:p text:style-name="P6"><text:span text:style-name="T24">STA314</text:span></text:p>
        </text:list-item>
        <text:list-item>
          <text:p text:style-name="P6"><text:span text:style-name="T24">PHY131 College Physics: Explore and apply 2nd Edition by Etkina, Planinsic &amp; Van Heuvelen</text:span></text:p>
        </text:list-item>
      </text:list>
      <text:p text:style-name="Standard"/>
      <text:list xml:id="list211504966592552" text:continue-numbering="true" text:style-name="WWNum3">
        <text:list-item>
          <text:p text:style-name="P6">SDS255 Queerly Canadian <text:s/>An Introductory Reader in Sexuality Studies, <text:s/><text:a xlink:type="simple" xlink:href="https://www.google.com/search?client=safari&amp;rls=en&amp;q=Maureen+FitzGerald&amp;stick=H4sIAAAAAAAAAOPgE-LRT9c3NDSurCgzLMpVgvKKLNNKSgy1lDPKrfST83NyUpNLMvPz9MuLMktKUvPiy_OLsoutUlMyS_KLFrEK-SaWFqWm5im4ZZZUuacWJeakAACO-FH3WAAAAA&amp;sa=X&amp;ved=2ahUKEwizy-6poI3kAhUih-AKHYyfAAgQmxMoATARegQIDRAK" text:style-name="ListLabel_20_30" text:visited-style-name="ListLabel_20_30">Maureen FitzGerald</text:a>, Scott Ray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00"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fo:font-size="12pt" style:text-underline-style="solid" style:text-underline-width="auto" style:text-underline-color="font-color" style:font-size-asian="12pt" style:font-size-complex="12pt"/>
    </style:style>
    <style:style style:name="ListLabel_20_30" style:display-name="ListLabel 30" style:family="text"/>
    <style:style style:name="ListLabel_20_31" style:display-name="ListLabel 31" style:family="text">
      <style:text-properties fo:font-size="10.5pt" style:text-underline-style="solid" style:text-underline-width="auto" style:text-underline-color="font-color" style:font-size-asian="10.5pt" style:font-size-complex="10.5pt"/>
    </style:style>
    <style:style style:name="ListLabel_20_32" style:display-name="ListLabel 32" style:family="text">
      <style:text-properties fo:font-size="11.5pt" style:text-underline-style="solid" style:text-underline-width="auto" style:text-underline-color="font-color" style:font-size-asian="11.5pt" style:font-size-complex="1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in" fo:margin-bottom="0.5in" fo:margin-left="1in" fo:margin-right="1.003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We affirm our belief in the open Internet and free access to knowledge.</text:p>
      </style:header>
      <style:footer>
        <text:p text:style-name="MP1">Spearheaded by Amar, the toast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7" meta:paragraph-count="268" meta:word-count="1524" meta:character-count="14226" meta:non-whitespace-character-count="13015"/>
    <meta:generator>LibreOfficeDev/6.0.5.2$Linux_X86_64 LibreOffice_project/</meta:generator>
  </office:meta>
</office:document-meta>
</file>